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Column4" style:family="table-column">
      <style:table-column-properties style:column-width="2.1631in"/>
    </style:style>
    <style:style style:name="TableColumn5" style:family="table-column">
      <style:table-column-properties style:column-width="2.1631in"/>
    </style:style>
    <style:style style:name="TableColumn6" style:family="table-column">
      <style:table-column-properties style:column-width="2.1631in"/>
    </style:style>
    <style:style style:name="Table3" style:family="table">
      <style:table-properties style:width="6.4895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1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7" style:parent-style-name="Normal" style:family="paragraph">
      <style:paragraph-properties fo:margin-bottom="0in" fo:line-height="100%"/>
    </style:style>
    <style:style style:name="T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5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ableColumn55" style:family="table-column">
      <style:table-column-properties style:column-width="2.1631in"/>
    </style:style>
    <style:style style:name="TableColumn56" style:family="table-column">
      <style:table-column-properties style:column-width="2.1631in"/>
    </style:style>
    <style:style style:name="TableColumn57" style:family="table-column">
      <style:table-column-properties style:column-width="2.1631in"/>
    </style:style>
    <style:style style:name="Table54" style:family="table">
      <style:table-properties style:width="6.4895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6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6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7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8" style:parent-style-name="Normal" style:family="paragraph">
      <style:paragraph-properties fo:margin-bottom="0in" fo:line-height="100%"/>
    </style:style>
    <style:style style:name="T9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0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ableColumn103" style:family="table-column">
      <style:table-column-properties style:column-width="2.1631in"/>
    </style:style>
    <style:style style:name="TableColumn104" style:family="table-column">
      <style:table-column-properties style:column-width="2.1631in"/>
    </style:style>
    <style:style style:name="TableColumn105" style:family="table-column">
      <style:table-column-properties style:column-width="2.1631in"/>
    </style:style>
    <style:style style:name="Table102" style:family="table">
      <style:table-properties style:width="6.4895in" fo:margin-left="0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10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11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1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12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ableColumn146" style:family="table-column">
      <style:table-column-properties style:column-width="2.1631in"/>
    </style:style>
    <style:style style:name="TableColumn147" style:family="table-column">
      <style:table-column-properties style:column-width="2.1631in"/>
    </style:style>
    <style:style style:name="TableColumn148" style:family="table-column">
      <style:table-column-properties style:column-width="2.1631in"/>
    </style:style>
    <style:style style:name="Table145" style:family="table">
      <style:table-properties style:width="6.4895in" fo:margin-left="0in" table:align="left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15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1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5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16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7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89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9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19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9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Column194" style:family="table-column">
      <style:table-column-properties style:column-width="2.1631in"/>
    </style:style>
    <style:style style:name="TableColumn195" style:family="table-column">
      <style:table-column-properties style:column-width="2.1631in"/>
    </style:style>
    <style:style style:name="TableColumn196" style:family="table-column">
      <style:table-column-properties style:column-width="2.1631in"/>
    </style:style>
    <style:style style:name="Table193" style:family="table">
      <style:table-properties style:width="6.4895in" fo:margin-left="0in" table:align="left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20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20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21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1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22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2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33" style:parent-style-name="DefaultParagraphFont" style:family="text">
      <style:text-properties style:font-name="Times New Roman" style:font-name-complex="Times New Roman"/>
    </style:style>
    <style:style style:name="T234" style:parent-style-name="DefaultParagraphFont" style:family="text">
      <style:text-properties style:font-name="Times New Roman" style:font-name-complex="Times New Roman" fo:language="en" fo:country="US"/>
    </style:style>
    <style:style style:name="T235" style:parent-style-name="DefaultParagraphFont" style:family="text">
      <style:text-properties style:font-name="Times New Roman" style:font-name-complex="Times New Roman"/>
    </style:style>
    <style:style style:name="T23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3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ableColumn241" style:family="table-column">
      <style:table-column-properties style:column-width="2.1631in"/>
    </style:style>
    <style:style style:name="TableColumn242" style:family="table-column">
      <style:table-column-properties style:column-width="2.1631in"/>
    </style:style>
    <style:style style:name="TableColumn243" style:family="table-column">
      <style:table-column-properties style:column-width="2.1631in"/>
    </style:style>
    <style:style style:name="Table240" style:family="table">
      <style:table-properties style:width="6.4895in" fo:margin-left="0in" table:align="left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24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2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4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25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5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26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6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6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7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90" style:parent-style-name="Normal" style:family="paragraph">
      <style:text-properties style:font-name="Times New Roman" style:font-name-complex="Times New Roman" fo:font-size="10pt" style:font-size-asian="10pt" style:font-size-complex="12pt"/>
    </style:style>
    <style:style style:name="TableColumn292" style:family="table-column">
      <style:table-column-properties style:column-width="2.1631in"/>
    </style:style>
    <style:style style:name="TableColumn293" style:family="table-column">
      <style:table-column-properties style:column-width="2.1631in"/>
    </style:style>
    <style:style style:name="TableColumn294" style:family="table-column">
      <style:table-column-properties style:column-width="2.1631in"/>
    </style:style>
    <style:style style:name="Table291" style:family="table">
      <style:table-properties style:width="6.4895in" fo:margin-left="0in" table:align="left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T298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29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0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0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30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0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0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3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1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327" style:family="table-row">
      <style:table-row-properties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3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38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9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0" style:parent-style-name="Normal" style:family="paragraph">
      <style:paragraph-properties fo:text-align="justify" fo:margin-bottom="0in" fo:line-height="100%"/>
    </style:style>
    <style:style style:name="T3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4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4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46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7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8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9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Тест-кейсы</text:p>
      <text:p text:style-name="P2">UI test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UI</text:span><text:span text:style-name="T11"><text:s/>-</text:span><text:span text:style-name="T12"><text:s/></text:span><text:span text:style-name="T13">1</text:span></text:p>
          </table:table-cell>
          <table:table-cell table:style-name="TableCell14" table:number-columns-spanned="2">
            <text:p text:style-name="P15">Переход по<text:s/>ссылке «Ипотечный калькулятор»</text:p>
          </table:table-cell>
          <table:covered-table-cell/>
        </table:table-row>
        <table:table-row table:style-name="TableRow16">
          <table:table-cell table:style-name="TableCell17">
            <text:p text:style-name="P18">Цель этапа</text:p>
          </table:table-cell>
          <table:table-cell table:style-name="TableCell19" table:number-columns-spanned="2">
            <text:p text:style-name="P20">Проверить переход по ссылке «Ипотечный калькулятор»<text:s/></text:p>
          </table:table-cell>
          <table:covered-table-cell/>
        </table:table-row>
        <table:table-row table:style-name="TableRow21">
          <table:table-cell table:style-name="TableCell22">
            <text:p text:style-name="P23">Условия тестирования</text:p>
          </table:table-cell>
          <table:table-cell table:style-name="TableCell24" table:number-columns-spanned="2">
            <text:p text:style-name="P25"><text:span text:style-name="T26">Браузер:<text:s/></text:span><text:span text:style-name="T27">Electron 83</text:span></text:p>
          </table:table-cell>
          <table:covered-table-cell/>
        </table:table-row>
        <table:table-row table:style-name="TableRow28">
          <table:table-cell table:style-name="TableCell29">
            <text:p text:style-name="P30">Действие</text:p>
          </table:table-cell>
          <table:table-cell table:style-name="TableCell31">
            <text:p text:style-name="P32">Ожидаемый результат</text:p>
          </table:table-cell>
          <table:table-cell table:style-name="TableCell33">
            <text:p text:style-name="P34">Фактический результат/Комментарии</text:p>
          </table:table-cell>
        </table:table-row>
        <table:table-row table:style-name="TableRow35">
          <table:table-cell table:style-name="TableCell36">
            <text:p text:style-name="P37">1.<text:s/>При открытии страницы присутствует заголовок<text:s/>«Кредитный калькулятор»</text:p>
            <text:p text:style-name="P38">2. Кликаем на ссылку «Ипотечный калькулятор»</text:p>
          </table:table-cell>
          <table:table-cell table:style-name="TableCell39">
            <text:p text:style-name="P40">1.<text:s/>Отображается<text:s/>страница<text:s/>«Кредитный калькулятор»</text:p>
            <text:p text:style-name="P41">2. Отображается страница «Ипотечный калькулятор»</text:p>
          </table:table-cell>
          <table:table-cell table:style-name="TableCell42">
            <text:p text:style-name="P43"><text:span text:style-name="T44">1.</text:span><text:span text:style-name="T45">Совпадает</text:span><text:span text:style-name="T46"><text:s/></text:span></text:p>
            <text:p text:style-name="P47"><text:span text:style-name="T48">2</text:span><text:span text:style-name="T49">.</text:span><text:span text:style-name="T50">Совпадает</text:span><text:span text:style-name="T51"><text:s/></text:span></text:p>
            <text:p text:style-name="P52"/>
          </table:table-cell>
        </table:table-row>
      </table:table>
      <text:p text:style-name="P53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<text:span text:style-name="T61">UI</text:span><text:span text:style-name="T62"><text:s/></text:span><text:span text:style-name="T63">-</text:span><text:span text:style-name="T64"><text:s/></text:span><text:span text:style-name="T65">2</text:span></text:p>
          </table:table-cell>
          <table:table-cell table:style-name="TableCell66" table:number-columns-spanned="2">
            <text:p text:style-name="P67">Проверка выделения чек-бокса<text:s/>«Учитывать инфляцию»</text:p>
          </table:table-cell>
          <table:covered-table-cell/>
        </table:table-row>
        <table:table-row table:style-name="TableRow68">
          <table:table-cell table:style-name="TableCell69">
            <text:p text:style-name="P70">Цель этапа</text:p>
          </table:table-cell>
          <table:table-cell table:style-name="TableCell71" table:number-columns-spanned="2">
            <text:p text:style-name="P72">Проверить<text:s/>выбор чек-бокса «Учитывать инфляцию»</text:p>
          </table:table-cell>
          <table:covered-table-cell/>
        </table:table-row>
        <table:table-row table:style-name="TableRow73">
          <table:table-cell table:style-name="TableCell74">
            <text:p text:style-name="P75">Условия тестирования</text:p>
          </table:table-cell>
          <table:table-cell table:style-name="TableCell76" table:number-columns-spanned="2">
            <text:p text:style-name="P77"><text:span text:style-name="T78">Браузер:<text:s/></text:span><text:span text:style-name="T79">Electron 83</text:span></text:p>
          </table:table-cell>
          <table:covered-table-cell/>
        </table:table-row>
        <table:table-row table:style-name="TableRow80">
          <table:table-cell table:style-name="TableCell81">
            <text:p text:style-name="P82">Действие</text:p>
          </table:table-cell>
          <table:table-cell table:style-name="TableCell83">
            <text:p text:style-name="P84">Ожидаемый результат</text:p>
          </table:table-cell>
          <table:table-cell table:style-name="TableCell85">
            <text:p text:style-name="P86">Фактический результат/Комментарии</text:p>
          </table:table-cell>
        </table:table-row>
        <table:table-row table:style-name="TableRow87">
          <table:table-cell table:style-name="TableCell88">
            <text:p text:style-name="P89">1. Кликнуть на чек-бокс «Учитывать инфляцию»</text:p>
            <text:p text:style-name="P90">2.Кликнуть на кнопку «Рассчитать»</text:p>
            <text:p text:style-name="P91"/>
          </table:table-cell>
          <table:table-cell table:style-name="TableCell92">
            <text:p text:style-name="P93">1.<text:s/>Чек-бокс «Учитывать инфляцию»<text:s/>доступен и помечается галочкой<text:s/></text:p>
            <text:p text:style-name="P94">2.<text:s/>После нажатия кнопки появляется появились поля «Всего платежей с учетом инфляции» и</text:p>
            <text:p text:style-name="P95">«Переплата с учетом инфляции»</text:p>
          </table:table-cell>
          <table:table-cell table:style-name="TableCell96">
            <text:p text:style-name="P97">1.Совпадает</text:p>
            <text:p text:style-name="P98"><text:span text:style-name="T99">2.</text:span><text:span text:style-name="T100">Совпадает</text:span></text:p>
          </table:table-cell>
        </table:table-row>
      </table:table>
      <text:p text:style-name="P101"/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soft-page-break/>
            <text:p text:style-name="P108"><text:span text:style-name="T109">UI</text:span><text:span text:style-name="T110"><text:s/>-<text:s/></text:span><text:span text:style-name="T111">3</text:span></text:p>
          </table:table-cell>
          <table:table-cell table:style-name="TableCell112" table:number-columns-spanned="2">
            <text:p text:style-name="P113">Внесение в поле «Сумма» корректных значений</text:p>
          </table:table-cell>
          <table:covered-table-cell/>
        </table:table-row>
        <table:table-row table:style-name="TableRow114">
          <table:table-cell table:style-name="TableCell115">
            <text:p text:style-name="P116">Цель этапа</text:p>
          </table:table-cell>
          <table:table-cell table:style-name="TableCell117" table:number-columns-spanned="2">
            <text:p text:style-name="P118">Проверить ввод значений в поле «Сумма»</text:p>
          </table:table-cell>
          <table:covered-table-cell/>
        </table:table-row>
        <table:table-row table:style-name="TableRow119">
          <table:table-cell table:style-name="TableCell120">
            <text:p text:style-name="P121">Условия тестирования</text:p>
          </table:table-cell>
          <table:table-cell table:style-name="TableCell122" table:number-columns-spanned="2">
            <text:p text:style-name="P123"><text:span text:style-name="T124">Браузер:<text:s/></text:span><text:span text:style-name="T125">Electron 83</text:span></text:p>
          </table:table-cell>
          <table:covered-table-cell/>
        </table:table-row>
        <table:table-row table:style-name="TableRow126">
          <table:table-cell table:style-name="TableCell127">
            <text:p text:style-name="P128">Действие</text:p>
          </table:table-cell>
          <table:table-cell table:style-name="TableCell129">
            <text:p text:style-name="P130">Ожидаемый результат</text:p>
          </table:table-cell>
          <table:table-cell table:style-name="TableCell131">
            <text:p text:style-name="P132">Фактический результат/Комментарии</text:p>
          </table:table-cell>
        </table:table-row>
        <table:table-row table:style-name="TableRow133">
          <table:table-cell table:style-name="TableCell134">
            <text:p text:style-name="P135">1. Внести в поле «Суммы»<text:s/>корректное значение</text:p>
            <text:p text:style-name="P136">2.<text:s/>Кликнуть на кнопку «Рассчитать»</text:p>
          </table:table-cell>
          <table:table-cell table:style-name="TableCell137">
            <text:p text:style-name="P138">1.<text:s/>Вводится сумма в поле «Сумма»</text:p>
            <text:p text:style-name="P139">2.<text:s/>После нажатия<text:s/>на кнопку «Рассчитать» видим результат в графе «Всего платежей»<text:s/></text:p>
            <text:p text:style-name="P140">(не успела добавить сравнение текста с найденным значением)</text:p>
          </table:table-cell>
          <table:table-cell table:style-name="TableCell141">
            <text:p text:style-name="P142">1.<text:s/>Совпадает</text:p>
            <text:p text:style-name="P143">2.<text:s/>Совпадает</text:p>
          </table:table-cell>
        </table:table-row>
      </table:table>
      <text:p text:style-name="P144"/>
      <table:table table:style-name="Table145">
        <table:table-columns>
          <table:table-column table:style-name="TableColumn146"/>
          <table:table-column table:style-name="TableColumn147"/>
          <table:table-column table:style-name="TableColumn148"/>
        </table:table-columns>
        <table:table-row table:style-name="TableRow149">
          <table:table-cell table:style-name="TableCell150">
            <text:p text:style-name="P151"><text:span text:style-name="T152">UI</text:span><text:span text:style-name="T153"><text:s/>-<text:s/></text:span><text:span text:style-name="T154">4</text:span></text:p>
          </table:table-cell>
          <table:table-cell table:style-name="TableCell155" table:number-columns-spanned="2">
            <text:p text:style-name="P156">Внесение в поле «Сумма» некорректных значений<text:s/></text:p>
          </table:table-cell>
          <table:covered-table-cell/>
        </table:table-row>
        <table:table-row table:style-name="TableRow157">
          <table:table-cell table:style-name="TableCell158">
            <text:p text:style-name="P159">Цель этапа</text:p>
          </table:table-cell>
          <table:table-cell table:style-name="TableCell160" table:number-columns-spanned="2">
            <text:p text:style-name="P161">Проверить в поле «Сумма»</text:p>
          </table:table-cell>
          <table:covered-table-cell/>
        </table:table-row>
        <table:table-row table:style-name="TableRow162">
          <table:table-cell table:style-name="TableCell163">
            <text:p text:style-name="P164">Условия тестирования</text:p>
          </table:table-cell>
          <table:table-cell table:style-name="TableCell165" table:number-columns-spanned="2">
            <text:p text:style-name="P166"><text:span text:style-name="T167">Браузер:<text:s/></text:span><text:span text:style-name="T168">Electron 83</text:span></text:p>
          </table:table-cell>
          <table:covered-table-cell/>
        </table:table-row>
        <table:table-row table:style-name="TableRow169">
          <table:table-cell table:style-name="TableCell170">
            <text:p text:style-name="P171">Действие</text:p>
          </table:table-cell>
          <table:table-cell table:style-name="TableCell172">
            <text:p text:style-name="P173">Ожидаемый результат</text:p>
          </table:table-cell>
          <table:table-cell table:style-name="TableCell174">
            <text:p text:style-name="P175">Фактический результат/Комментарии</text:p>
          </table:table-cell>
        </table:table-row>
        <table:table-row table:style-name="TableRow176">
          <table:table-cell table:style-name="TableCell177">
            <text:p text:style-name="P178">1.Ввести в поле «Сумма» буквенные значения</text:p>
            <text:p text:style-name="P179">2. Кликнуть на кнопку «Рассчитать»</text:p>
            <text:p text:style-name="P180"/>
          </table:table-cell>
          <table:table-cell table:style-name="TableCell181">
            <text:p text:style-name="P182">1.<text:s/>Блокировка ввода буквенных значений в поле «Сумма»</text:p>
            <text:p text:style-name="P183">2. После нажатия на кнопку «Рассчитать» видим в графе «Всего платежей» результат на основе параметров по умолчанию<text:s/></text:p>
            <text:p text:style-name="P184">(не успела добавить сравнение текста с найденным значением)</text:p>
          </table:table-cell>
          <table:table-cell table:style-name="TableCell185">
            <text:p text:style-name="P186">1.Совпадает</text:p>
            <text:p text:style-name="P187">1.<text:s/>Совпадает</text:p>
            <text:p text:style-name="P188"/>
          </table:table-cell>
        </table:table-row>
      </table:table>
      <text:p text:style-name="P189"/>
      <text:p text:style-name="Normal"><text:span text:style-name="T190">API</text:span><text:span text:style-name="T191"><text:s/></text:span><text:span text:style-name="T192">tests</text:span>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<text:span text:style-name="T200">API</text:span><text:span text:style-name="T201"><text:s/>-1</text:span></text:p>
          </table:table-cell>
          <table:table-cell table:style-name="TableCell202" table:number-columns-spanned="2">
            <text:p text:style-name="P203">Загрузка начальной страницы</text:p>
          </table:table-cell>
          <table:covered-table-cell/>
        </table:table-row>
        <table:table-row table:style-name="TableRow204">
          <table:table-cell table:style-name="TableCell205">
            <text:p text:style-name="P206">Цель этапа</text:p>
          </table:table-cell>
          <table:table-cell table:style-name="TableCell207" table:number-columns-spanned="2">
            <text:p text:style-name="P208">Доступность ресурса</text:p>
          </table:table-cell>
          <table:covered-table-cell/>
        </table:table-row>
        <table:table-row table:style-name="TableRow209">
          <table:table-cell table:style-name="TableCell210">
            <text:p text:style-name="P211">Условия тестирования</text:p>
          </table:table-cell>
          <table:table-cell table:style-name="TableCell212" table:number-columns-spanned="2">
            <text:p text:style-name="P213"><text:span text:style-name="T214">Браузер:<text:s/></text:span><text:span text:style-name="T215">Electron 83</text:span></text:p>
          </table:table-cell>
          <table:covered-table-cell/>
        </table:table-row>
        <table:table-row table:style-name="TableRow216">
          <table:table-cell table:style-name="TableCell217">
            <text:p text:style-name="P218">Действие</text:p>
          </table:table-cell>
          <table:table-cell table:style-name="TableCell219">
            <text:p text:style-name="P220">Ожидаемый результат</text:p>
          </table:table-cell>
          <table:table-cell table:style-name="TableCell221">
            <text:p text:style-name="P222">Фактический результат/Комментарии</text:p>
          </table:table-cell>
        </table:table-row>
        <table:table-row table:style-name="TableRow223">
          <table:table-cell table:style-name="TableCell224">
            <text:p text:style-name="P225"><text:span text:style-name="T226">1.<text:s/></text:span><text:span text:style-name="T227">Переход на страницу “</text:span><text:span text:style-name="T228">kreditnyj-kalkulyator</text:span><text:span text:style-name="T229">”</text:span></text:p>
          </table:table-cell>
          <table:table-cell table:style-name="TableCell230">
            <text:p text:style-name="P231"><text:span text:style-name="T232">1.</text:span><text:span text:style-name="T233"><text:s/></text:span><text:span text:style-name="T234">Get</text:span><text:span text:style-name="T235">-<text:s/></text:span><text:span text:style-name="T236">запрос выполнен успешно (код 200)</text:span></text:p>
          </table:table-cell>
          <table:table-cell table:style-name="TableCell237">
            <text:p text:style-name="P238">1. Совпадает</text:p>
          </table:table-cell>
        </table:table-row>
      </table:table>
      <text:p text:style-name="P239"/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p text:style-name="P246"><text:span text:style-name="T247">API</text:span><text:span text:style-name="T248"><text:s/>-</text:span><text:span text:style-name="T249">2</text:span></text:p>
          </table:table-cell>
          <table:table-cell table:style-name="TableCell250" table:number-columns-spanned="2">
            <text:p text:style-name="P251"><text:span text:style-name="T252">Отправка<text:s/></text:span><text:span text:style-name="T253">Post</text:span><text:span text:style-name="T254">-запроса с значениями, параметров по умолчанию</text:span></text:p>
          </table:table-cell>
          <table:covered-table-cell/>
        </table:table-row>
        <table:table-row table:style-name="TableRow255">
          <table:table-cell table:style-name="TableCell256">
            <text:p text:style-name="P257">Цель этапа</text:p>
          </table:table-cell>
          <table:table-cell table:style-name="TableCell258" table:number-columns-spanned="2">
            <text:p text:style-name="P259">Проверить выставление параметров<text:s/>полей<text:s/>по умолчанию</text:p>
          </table:table-cell>
          <table:covered-table-cell/>
        </table:table-row>
        <table:table-row table:style-name="TableRow260">
          <table:table-cell table:style-name="TableCell261">
            <text:p text:style-name="P262">Условия тестирования</text:p>
          </table:table-cell>
          <table:table-cell table:style-name="TableCell263" table:number-columns-spanned="2">
            <text:p text:style-name="P264"><text:span text:style-name="T265">Браузер:<text:s/></text:span><text:span text:style-name="T266">Google</text:span><text:span text:style-name="T267"><text:s/></text:span><text:span text:style-name="T268">Chrome</text:span><text:span text:style-name="T269"><text:s/>(версия)/</text:span><text:span text:style-name="T270">FireFox</text:span><text:span text:style-name="T271">(версия)</text:span></text:p>
          </table:table-cell>
          <table:covered-table-cell/>
        </table:table-row>
        <table:table-row table:style-name="TableRow272">
          <table:table-cell table:style-name="TableCell273">
            <text:p text:style-name="P274">Действие</text:p>
          </table:table-cell>
          <table:table-cell table:style-name="TableCell275">
            <text:p text:style-name="P276">Ожидаемый результат</text:p>
          </table:table-cell>
          <table:table-cell table:style-name="TableCell277">
            <text:p text:style-name="P278">Фактический результат/Комментарии</text:p>
          </table:table-cell>
        </table:table-row>
        <table:table-row table:style-name="TableRow279">
          <table:table-cell table:style-name="TableCell280">
            <text:p text:style-name="P281">1.<text:s/>Во всех<text:s/>полях<text:s/>присутствуют</text:p>
            <text:p text:style-name="P282">значения<text:s/>по умолчанию</text:p>
          </table:table-cell>
          <table:table-cell table:style-name="TableCell283">
            <text:p text:style-name="P284">1.<text:s/>Приходит ответ рассчитанный<text:s/>исходя из значений по умолчанию – выдает правильный результат в полях «Всего платежей», «Переплата», «Полная стоимость кредита»</text:p>
          </table:table-cell>
          <table:table-cell table:style-name="TableCell285">
            <text:p text:style-name="P286">1.Совпадает</text:p>
            <text:p text:style-name="P287">2.Совпадает</text:p>
            <text:p text:style-name="P288"/>
            <text:p text:style-name="P289"/>
          </table:table-cell>
        </table:table-row>
      </table:table>
      <text:p text:style-name="P290">? Зависит ли отображаемое по умолчанию значение от региона (например, для Москвы<text:s/>– «4000000»).</text:p>
      <table:table table:style-name="Table291">
        <table:table-columns>
          <table:table-column table:style-name="TableColumn292"/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P297"><text:span text:style-name="T298">API</text:span><text:span text:style-name="T299"><text:s/></text:span><text:span text:style-name="T300">-</text:span><text:span text:style-name="T301">3</text:span></text:p>
          </table:table-cell>
          <table:table-cell table:style-name="TableCell302" table:number-columns-spanned="2">
            <text:p text:style-name="P303"><text:span text:style-name="T304">Отправка<text:s/></text:span><text:span text:style-name="T305">Post</text:span><text:span text:style-name="T306">-запроса<text:s/></text:span><text:span text:style-name="T307">с значениями, отличающимися от параметров по умолчанию</text:span></text:p>
          </table:table-cell>
          <table:covered-table-cell/>
        </table:table-row>
        <table:table-row table:style-name="TableRow308">
          <table:table-cell table:style-name="TableCell309">
            <text:p text:style-name="P310">Цель этапа</text:p>
          </table:table-cell>
          <table:table-cell table:style-name="TableCell311" table:number-columns-spanned="2">
            <text:p text:style-name="P312">Проверка отправки данных в поля «Сумма», «Срок», «Ставка»</text:p>
          </table:table-cell>
          <table:covered-table-cell/>
        </table:table-row>
        <table:table-row table:style-name="TableRow313">
          <table:table-cell table:style-name="TableCell314">
            <text:p text:style-name="P315">Условия тестирования</text:p>
          </table:table-cell>
          <table:table-cell table:style-name="TableCell316" table:number-columns-spanned="2">
            <text:p text:style-name="P317"><text:span text:style-name="T318">Браузер:<text:s/></text:span><text:span text:style-name="T319">Electron 83</text:span></text:p>
          </table:table-cell>
          <table:covered-table-cell/>
        </table:table-row>
        <table:table-row table:style-name="TableRow320">
          <table:table-cell table:style-name="TableCell321">
            <text:p text:style-name="P322">Действие</text:p>
          </table:table-cell>
          <table:table-cell table:style-name="TableCell323">
            <text:p text:style-name="P324">Ожидаемый результат</text:p>
          </table:table-cell>
          <table:table-cell table:style-name="TableCell325">
            <text:p text:style-name="P326">Фактический результат/Комментарии</text:p>
          </table:table-cell>
        </table:table-row>
        <table:table-row table:style-name="TableRow327">
          <table:table-cell table:style-name="TableCell328">
            <text:p text:style-name="P329">1.Отправка запроса</text:p>
            <text:p text:style-name="P330">2. Проверка ответа</text:p>
          </table:table-cell>
          <table:table-cell table:style-name="TableCell331">
            <text:p text:style-name="P332">1.Отпрака данных полей<text:s/></text:p>
            <text:p text:style-name="P333">2. Проверка ответа<text:s/>– выдает правильный результат в полях «Всего платежей», «Переплата», «Полная стоимость кредита»</text:p>
          </table:table-cell>
          <table:table-cell table:style-name="TableCell334">
            <text:p text:style-name="P335">1. Совпадает</text:p>
            <text:p text:style-name="P336">2.<text:s/>Совпадает<text:s/></text:p>
          </table:table-cell>
        </table:table-row>
      </table:table>
      <text:p text:style-name="Normal"><text:span text:style-name="T337">-----</text:span></text:p>
      <text:p text:style-name="P338">На сколько поняла основное -<text:s/>конфигурирование параметризированных (рандомными значениями - валидными для каждого из заданных полей) запросов на сервер и проверка ответов и статус кодов).<text:s/></text:p>
      <text:p text:style-name="P339">Так же еще не протестировано:</text:p>
      <text:p text:style-name="P340"><text:span text:style-name="T341">-срабатывание функции загрузок, сохранения (в том числе и формата сохранения), проверка экспорта в<text:s/></text:span><text:span text:style-name="T342">Ex</text:span><text:span text:style-name="T343">с</text:span><text:span text:style-name="T344">el</text:span><text:span text:style-name="T345"><text:s/>(вообще не понимаю возможно ли)</text:span></text:p>
      <text:p text:style-name="P346">-срабатывание выпадающих списков при нажатии элементов на верхней панели сайта</text:p>
      <text:p text:style-name="P347">- проверка всплывающих при<text:s/>наведении на столбцы графиков пояснений<text:s/>(соответствующие рассматриваемой части столбца)</text:p>
      <text:p text:style-name="P348">-<text:s/>скроллинг<text:s/>(левой панели)<text:s/>и при просмотре результатов расчётов</text:p>
      <text:p text:style-name="P3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pl-en" style:display-name="pl-en" style:family="text" style:parent-style-name="DefaultParagraphFont"/>
    <style:style style:name="pl-kos" style:display-name="pl-kos" style:family="text" style:parent-style-name="DefaultParagraphFont"/>
    <style:style style:name="pl-s" style:display-name="pl-s" style:family="text" style:parent-style-name="DefaultParagraphFont"/>
    <style:style style:name="pl-c1" style:display-name="pl-c1" style:family="text" style:parent-style-name="DefaultParagraphFont"/>
    <style:style style:name="pl-s1" style:display-name="pl-s1" style:family="text" style:parent-style-name="DefaultParagraphFont"/>
    <style:style style:name="pl-c" style:display-name="pl-c" style:family="text" style:parent-style-name="DefaultParagraphFont"/>
    <style:style style:name="pl-k" style:display-name="pl-k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Учетная запись Майкрософт</meta:initial-creator>
    <dc:creator>word</dc:creator>
    <meta:creation-date>2020-08-26T16:26:00Z</meta:creation-date>
    <dc:date>2020-08-26T16:26:00Z</dc:date>
    <meta:template xlink:href="Normal" xlink:type="simple"/>
    <meta:editing-cycles>2</meta:editing-cycles>
    <meta:editing-duration>PT0S</meta:editing-duration>
    <meta:document-statistic meta:page-count="3" meta:paragraph-count="7" meta:word-count="597" meta:character-count="3995" meta:row-count="28" meta:non-whitespace-character-count="3405"/>
  </office:meta>
</office:document-meta>
</file>